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apers" text:outline-level="2">[[PAPER_TITLE]]</text:h>
      <text:h text:style-name="paper-details" text:outline-level="3">&lt;&lt;type in our text here&gt;&gt;</text:h>
      <text:h text:style-name="paper-details" text:outline-level="3">The following papers were laid:<text:line-break/><text:line-break/></text:h>
      <text:h text:style-name="paper-details" text:outline-level="3"><text:bookmark text:name="begin_tabled_documents_list"/></text:h>
      <text:h text:style-name="paper-details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transparent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2T21:47:46</meta:creation-date>
    <dc:creator>Ashok Hariharan</dc:creator>
    <dc:date>2007-10-02T22:11:48</dc:date>
    <meta:editing-cycles>3</meta:editing-cycles>
    <meta:editing-duration>PT6M30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4" meta:word-count="14" meta:character-count="86"/>
  </office:meta>
</office:document-meta>
</file>